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ACCE17DD00BD87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41ddd4" officeooo:paragraph-rsid="0041ddd4"/>
    </style:style>
    <style:style style:name="P20" style:family="paragraph" style:parent-style-name="Table_20_Contents">
      <style:text-properties officeooo:paragraph-rsid="00479273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50adf5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4ff986" fo:background-color="transparent"/>
    </style:style>
    <style:style style:name="P25" style:family="paragraph" style:parent-style-name="Table_20_Contents">
      <style:text-properties officeooo:paragraph-rsid="001a5680"/>
    </style:style>
    <style:style style:name="P2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e21d8" fo:background-color="transparent" loext:char-shading-value="0"/>
    </style:style>
    <style:style style:name="T18" style:family="text">
      <style:text-properties officeooo:rsid="004ff986" fo:background-color="transparent" loext:char-shading-value="0"/>
    </style:style>
    <style:style style:name="T19" style:family="text">
      <style:text-properties officeooo:rsid="001a5680"/>
    </style:style>
    <style:style style:name="T20" style:family="text">
      <style:text-properties officeooo:rsid="001d9b1c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3c4ff4"/>
    </style:style>
    <style:style style:name="T25" style:family="text">
      <style:text-properties officeooo:rsid="0043daa3"/>
    </style:style>
    <style:style style:name="T26" style:family="text">
      <style:text-properties officeooo:rsid="00455425"/>
    </style:style>
    <style:style style:name="T27" style:family="text">
      <style:text-properties officeooo:rsid="0048b6cc"/>
    </style:style>
    <style:style style:name="T28" style:family="text">
      <style:text-properties officeooo:rsid="004c9950"/>
    </style:style>
    <style:style style:name="T29" style:family="text">
      <style:text-properties officeooo:rsid="004e21d8"/>
    </style:style>
    <style:style style:name="T30" style:family="text">
      <style:text-properties officeooo:rsid="004fa263"/>
    </style:style>
    <style:style style:name="T31" style:family="text">
      <style:text-properties officeooo:rsid="004ff98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4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6"><text:span text:style-name="T9">Česká pirátská strana, </text:span>organizační složka: <text:span text:style-name="T20">Personální odbor</text:span></text:p>
            <text:p text:style-name="P16">z<text:span text:style-name="T19">a</text:span>st<text:span text:style-name="T19">o</text:span>up<text:span text:style-name="T19">ena</text:span>: <text:span text:style-name="T23">Bc. Jana Rohová, jana.rohova@pirati.cz, vedoucí</text:span>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2"><text:span text:style-name="T9">Dodavatel</text:span><text:span text:style-name="T12">:</text:span></text:p>
          </table:table-cell>
          <table:table-cell table:style-name="Tabulka1.A1" office:value-type="string">
            <text:p text:style-name="P25"><text:span text:style-name="T19">Jméno</text:span>: <text:span text:style-name="T31">Miroslav Mašek</text:span></text:p>
            <text:p text:style-name="P26"><text:span text:style-name="T25">IČO</text:span>: <text:span text:style-name="T31">06938426</text:span> <text:s text:c="3"/><text:span text:style-name="T25">místo podnikání: </text:span>Frýdek-Místek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18">Krajský koordinátor <text:s/>pro <text:span text:style-name="T31">Plzeňský kraj</text:span></text:p>
          </table:table-cell>
        </table:table-row>
        <table:table-row table:style-name="Tabulka1.1">
          <table:table-cell table:style-name="Tabulka1.A1" office:value-type="string">
            <text:p text:style-name="P11">Časov<text:span text:style-name="T25">ý </text:span>náročnost<text:span text:style-name="T12">:</text:span></text:p>
          </table:table-cell>
          <table:table-cell table:style-name="Tabulka1.A1" office:value-type="string">
            <text:p text:style-name="Table_20_Contents">Odhad: <text:span text:style-name="T27">40</text:span>h <text:span text:style-name="T20">týdně </text:span>(slovy: <text:span text:style-name="T27">čtyřicet</text:span>hodin)</text:p>
            <text:p text:style-name="P20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Odměna</text:span>:</text:p>
          </table:table-cell>
          <table:table-cell table:style-name="Tabulka1.A1" office:value-type="string">
            <text:p text:style-name="P15">• paušální odměna <text:span text:style-name="T26">20.000,-</text:span>Kč měsíčně </text:p>
            <text:p text:style-name="P15">• úkolová odměna: až <text:span text:style-name="T24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Termín provedení</text:span>:</text:p>
          </table:table-cell>
          <table:table-cell table:style-name="Tabulka1.A1" office:value-type="string">
            <text:p text:style-name="P14"><text:s/><text:span text:style-name="T21">Od 10-03-2018 na dobu neurčitou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20">Praze</text:span> dne <text:span text:style-name="T30">10.03.2018</text:span></text:p>
      <text:p text:style-name="P24">Za zadavatele: <text:tab/><text:tab/><text:tab/><text:span text:style-name="T31">Miroslav Mašek:</text:span></text:p>
      <text:p text:style-name="P23"><text:span text:style-name="T16">Jana Rohová <text:s text:c="3"/><text:tab/></text:span><text:span text:style-name="T15"><text:tab/><text:tab/></text:span><text:span text:style-name="T18">Miroslav Mašek</text:span></text:p>
      <text:p text:style-name="P10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CCE17DD00BD879D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9T12:16:33.489354727</dc:date>
    <meta:editing-cycles>136</meta:editing-cycles>
    <meta:editing-duration>P24DT14H42M37S</meta:editing-duration>
    <meta:generator>LibreOffice/5.1.6.2$Linux_X86_64 LibreOffice_project/10m0$Build-2</meta:generator>
    <meta:print-date>2018-03-19T12:13:24.170307770</meta:print-date>
    <meta:document-statistic meta:table-count="1" meta:image-count="1" meta:object-count="0" meta:page-count="1" meta:paragraph-count="34" meta:word-count="194" meta:character-count="1459" meta:non-whitespace-character-count="1278"/>
    <meta:user-defined meta:name="Informace 1"/>
    <meta:user-defined meta:name="Informace 2"/>
    <meta:user-defined meta:name="Informace 3"/>
    <meta:user-defined meta:name="Informace 4"/>
  </office:meta>
</office:document-meta>
</file>